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ightedHighlighter.mergeFragments( TermVectorOffsetInfo [ ] offsets , String text , String excerptStart , String excerptEnd , String fragmentStart , String fragmentEnd , String hlStart , String hlEnd , int maxFragments , int surround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6">
            <text:p text:style-name="Table_20_Contents">26</text:p>
          </table:table-cell>
          <table:table-cell office:value-type="float" office:value="76">
            <text:p text:style-name="Table_20_Contents">76</text:p>
          </table:table-cell>
        </table:table-row>
        <table:table-row>
          <table:table-cell office:value-type="string">
            <text:p text:style-name="Table_20_Contents">WeightedHighlighter.startFragment( StringBuffer sb , String text , int offset , int limi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WeightedHighlighter.endFragment( StringBuffer sb , String text , int offset , int limi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eightedHighlighter.highlight( TermPositionVector tvec , Set queryTerms , String text , int maxFragments , int surrou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ragmentInfo.getEnd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gmentInfo.add( TermVectorOffsetInfo offsetinfo , String 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FragmentInfoPriorityQueue.FragmentInfoPriorityQueu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gmentInfoPriorityQueue.lessThan( Object a , Object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ragmentInfo.FragmentInfo( TermVectorOffsetInfo offsetinfo , int maxFragment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ragmentInfo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gmentInfo.getStart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ightedHighlighter.WeightedHighligh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ightedHighlighter.highlight( TermPositionVector tvec , Set queryTerms , String text , String excerptStart , String excerptEnd , String fragmentStart , String fragmentEnd , String hlStart , String hlEnd , int maxFragments , int surrou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ragmentInfo.getQual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